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3F8FBC6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6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text-properties fo:color="#ffff00"/>
    </style:style>
    <style:style style:name="T1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6cm" svg:x="1.4cm" svg:y="0.8cm" presentation:class="title" presentation:placeholder="true">
          <draw:text-box/>
        </draw:frame>
        <draw:frame presentation:style-name="pr2" draw:layer="layout" svg:width="25.2cm" svg:height="12.179cm" svg:x="1.4cm" svg:y="5.066cm" presentation:class="subtitle">
          <draw:text-box>
            <text:p>HTML5 アプリの作成</text:p>
            <text:p>ToDo 題名が決まらない..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6cm" svg:x="1.4cm" svg:y="0.8cm" presentation:class="title" presentation:user-transformed="true">
          <draw:text-box>
            <text:p>HTML5 アプリの開発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今までサーバー側に PHP/Ruby などで書いていたものが JavaScript になり、ブラウザーで動く部分が増える</text:p>
              </text:list-item>
              <text:list-item>
                <text:p>JavaScript のコードが増えた分、今まであまり問題にならなかったことが問題になりやすい</text:p>
              </text:list-item>
              <text:list-item>
                <text:p>ToDo 図とか書く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HTML5 アプリの開発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自分がやってみていろいろとあった点をつらつらと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SPA で作る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ingle Page Application (SPA) で作ります</text:p>
                <text:list>
                  <text:list-item>
                    <text:p>HTML ファイルは一つのみ</text:p>
                  </text:list-item>
                  <text:list-item>
                    <text:p>新しいページヘジャンプするのではなく、画面の一部分のみを書き換えます</text:p>
                  </text:list-item>
                  <text:list-item>
                    <text:p>このままだと、URL が変わりませんので History API で書き換えて、見た目上ページ遷移したのと同じように見せかけます</text:p>
                  </text:list-item>
                  <text:list-item>
                    <text:p>HTML5 Conference 2015 in 鹿児島の高見先生のセッションが参考になる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SPA で作る</text:p>
          </draw:text-box>
        </draw:frame>
        <draw:frame presentation:style-name="pr5" draw:layer="layout" svg:width="25.2cm" svg:height="12.179cm" svg:x="1.4cm" svg:y="4.966cm" presentation:class="outline" presentation:user-transformed="true">
          <draw:text-box>
            <text:list text:style-name="L2">
              <text:list-item>
                <text:p>SPA で作ると</text:p>
                <text:list>
                  <text:list-item>
                    <text:p>HTML/CSS/JavaScript の読み込みが一度で済む</text:p>
                  </text:list-item>
                  <text:list-item>
                    <text:p>データをブラウザー側で HTML 化するのでパフォーマンスが上がる</text:p>
                  </text:list-item>
                </text:list>
              </text:list-item>
              <text:list-item>
                <text:p>ToDo このあたり図解の必要あり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フレームワークを使う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JavaScript のコードが長くなるということは、特に多人数での開発でごちゃごちゃなりやすい</text:p>
              </text:list-item>
              <text:list-item>
                <text:p>コードが長いと保守も大変だ!</text:p>
              </text:list-item>
              <text:list-item>
                <text:p>というわけで MV* のフレームワークを導入しましょう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フレームワークを使う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個人的には、今一番情報の多い Angular がおすすめ</text:p>
              </text:list-item>
              <text:list-item>
                <text:p>でも、プロダクトや個人の感覚で合う合わないがあるから、いろいろ触ってみるのをお勧めします!</text:p>
                <text:list>
                  <text:list-item>
                    <text:p>React</text:p>
                  </text:list-item>
                  <text:list-item>
                    <text:p>Backbone.js</text:p>
                  </text:list-item>
                  <text:list-item>
                    <text:p>Ember.js</text:p>
                  </text:list-item>
                  <text:list-item>
                    <text:p>Aurel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開発者ツールを使いこなす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ブラウザーの開発者ツールを使いこなしましょう</text:p>
                <text:list>
                  <text:list-item>
                    <text:p>といっても、ウェブ屋さんだったら普通に使ってますよね...</text:p>
                  </text:list-item>
                  <text:list-item>
                    <text:p>自分が教えてもらいたいくらいです</text:p>
                  </text:list-item>
                </text:list>
              </text:list-item>
              <text:list-item>
                <text:p><text:a xlink:href="https://developers.google.com/web/tools/chrome-devtools/" xlink:type="simple">https://developers.google.com/web/tools/chrome-devtools/</text:a></text:p>
                <text:list>
                  <text:list-item>
                    <text:p>公式のマニュアル軽く読むだけでも勉強になる</text:p>
                  </text:list-item>
                </text:list>
              </text:list-item>
              <text:list-item>
                <text:p>今日は JavaScript コードのデバック関係の機能を実演してみま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ベータ版ブラウザーを使う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ちょっと新し目の HTML5 の機能を使いたい人はベータ版ブラウザーも併用しましょう</text:p>
                <text:list>
                  <text:list-item>
                    <text:p>Chrome Canary</text:p>
                  </text:list-item>
                  <text:list-item>
                    <text:p>Firefox Developer Edition</text:p>
                  </text:list-item>
                  <text:list-item>
                    <text:p>Firefox Nightly Bui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HTML5 API を直接触らない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絶対というわけではないですが、HTML5 API は直接触らないほうがいいです</text:p>
              </text:list-item>
              <text:list-item>
                <text:p>Extensible Web の考え方で作られている API は低レベルなので、一般の開発者が使いやすい用にはできていません</text:p>
                <text:list>
                  <text:list-item>
                    <text:p>https://extensiblewebmanifesto.org/ja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HTML5 API を直接触らない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大体使いやすいライブラリがあるので、それを使っちゃいましょう</text:p>
                <text:list>
                  <text:list-item>
                    <text:p>WebRTC → PeerJS や SkyWay</text:p>
                  </text:list-item>
                  <text:list-item>
                    <text:p>WebGL → Three.js</text:p>
                  </text:list-item>
                  <text:list-item>
                    <text:p>WebComponents → Polymer</text:p>
                  </text:list-item>
                </text:list>
              </text:list-item>
              <text:list-item>
                <text:p>DOM 操作に jQuery を使ったほうが簡単だというのと感覚は同じか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コーディング規約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コードが増える分問題が起きやすいので、コーディング規約も重要になる</text:p>
              </text:list-item>
              <text:list-item>
                <text:p>Google JavaScript Style Guide</text:p>
                <text:list>
                  <text:list-item>
                    <text:p>http://google.github.io/styleguide/javascriptguide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Strict モードを有効にする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突然ですが、以下のコードの結果どうなると思いますか?</text:p>
              </text:list-item>
            </text:list>
          </draw:text-box>
        </draw:frame>
        <draw:frame draw:style-name="gr2" draw:text-style-name="P1" draw:layer="layout" svg:width="14.4cm" svg:height="2.312cm" svg:x="6.4cm" svg:y="12.288cm">
          <draw:text-box>
            <text:p text:style-name="P1"><text:span text:style-name="T1">var document = 'hoge';</text:span></text:p>
            <text:p text:style-name="P1"><text:span text:style-name="T1"/></text:p>
            <text:p text:style-name="P1"><text:span text:style-name="T1">console.log(document);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Strict モードを有効にする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結果は “#document” と表示されます (document オブジェクトが表示される)</text:p>
              </text:list-item>
              <text:list-item>
                <text:p>Strict モードを有効にすると、こういった予想外の挙動をある程度防ぐことができる</text:p>
                <text:list>
                  <text:list-item>
                    <text:p>他にも Strict モードは挙動に違いがある</text:p>
                  </text:list-item>
                  <text:list-item>
                    <text:p>https://developer.mozilla.org/ja/docs/Web/JavaScript/Strict_mode</text:p>
                  </text:list-item>
                </text:list>
              </text:list-item>
              <text:list-item>
                <text:p>ファイルの先頭に 'use strict;' と書くだけ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layer="layout" svg:width="22.5cm" svg:height="3.066cm" svg:x="1.4cm" svg:y="0.8cm" presentation:class="title" presentation:user-transformed="true">
          <draw:text-box>
            <text:p>無名関数の即時実行を使う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CMAScript5 ではスコープが関数しかない</text:p>
              </text:list-item>
              <text:list-item>
                <text:p>スコープを作るために関数を作らないといけない</text:p>
              </text:list-item>
              <text:list-item>
                <text:p>名前のない関数を作ってその場で呼び出すのが通例になっている</text:p>
              </text:list-item>
            </text:list>
          </draw:text-box>
        </draw:frame>
        <draw:frame draw:style-name="gr2" draw:text-style-name="P1" draw:layer="layout" svg:width="14.4cm" svg:height="3.734cm" svg:x="6.4cm" svg:y="15.2cm">
          <draw:text-box>
            <text:p text:style-name="P1"><text:span text:style-name="T1">(function () {</text:span></text:p>
            <text:p text:style-name="P1"><text:span text:style-name="T1"><text:s text:c="2"/></text:span><text:span text:style-name="T1">'use strict';</text:span></text:p>
            <text:p text:style-name="P1"><text:span text:style-name="T1"/></text:p>
            <text:p text:style-name="P1"><text:span text:style-name="T1"><text:s text:c="2"/></text:span><text:span text:style-name="T1">// </text:span><text:span text:style-name="T1">ここに処理を書く</text:span><text:span text:style-name="T1">...</text:span></text:p>
            <text:p text:style-name="P1"><text:span text:style-name="T1">})();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layer="layout" svg:width="22.5cm" svg:height="3.066cm" svg:x="1.4cm" svg:y="0.8cm" presentation:class="title">
          <draw:text-box>
            <text:p>その他注意事項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文字コードは UTF-8 (BOM なし)、改行コードは LF のみが一般的です</text:p>
              </text:list-item>
              <text:list-item>
                <text:p>Mac の人はあまり関係ないかもしれないけど、Windows の人は Shift_JIS だったり、改行コードが CRLF だったり、UTF-8 に BOM がついたりすることが多いので気をつけてね!</text:p>
              </text:list-item>
              <text:list-item>
                <text:p>Atom とか Sublime Text のようなウェブ屋さんがよく使うエディター使えばそんなに問題にならないはず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3F8FBC6A.png" xlink:type="simple" xlink:show="embed" xlink:actuate="onLoad"/>
      </draw:frame>
      <draw:frame presentation:style-name="Vintage-title" draw:layer="backgroundobjects" svg:width="22.5cm" svg:height="3.066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08:00:32.794430572</meta:creation-date>
    <dc:date>2015-08-12T08:44:51.983220391</dc:date>
    <meta:editing-duration>PT35M26S</meta:editing-duration>
    <meta:editing-cycles>19</meta:editing-cycles>
    <meta:generator>LibreOffice/4.2.8.2$Linux_X86_64 LibreOffice_project/420m0$Build-2</meta:generator>
    <meta:document-statistic meta:object-count="99"/>
  </office:meta>
</office:document-meta>
</file>